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2.4457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9">
      <style:table-cell-properties fo:padding="0.028in"/>
    </style:style>
    <style:style style:name="ce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Arkusz1" table:style-name="ta1">
        <office:forms form:automatic-focus="false" form:apply-design-mode="false"/>
        <table:shapes>
          <draw:frame draw:z-index="0" draw:style-name="gr1" draw:text-style-name="P1" svg:width="7.637in" svg:height="4.8453in" svg:x="10.8173in" svg:y="3.3949in">
            <draw:object draw:notify-on-update-of-ranges="Arkusz1.C1:Arkusz1.C52 Arkusz1.B1:Arkusz1.B1 Arkusz1.E1:Arkusz1.E52 Arkusz1.B1:Arkusz1.B1 Arkusz1.F1:Arkusz1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3" table:default-cell-style-name="ce6"/>
        <table:table-column table:style-name="co2" table:number-columns-repeated="56" table:default-cell-style-name="ce9"/>
        <table:table-column table:style-name="co2" table:number-columns-repeated="193" table:default-cell-style-name="Default"/>
        <table:table-row table:style-name="ro1"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h=</text:p>
          </table:table-cell>
          <table:table-cell table:style-name="ce3" office:value-type="float" office:value="0.01" calcext:value-type="float">
            <text:p>0.01</text:p>
          </table:table-cell>
          <table:table-cell table:style-name="ce5"/>
          <table:table-cell table:style-name="ce5" office:value-type="string" calcext:value-type="string">
            <text:p>Wartość y_n</text:p>
          </table:table-cell>
          <table:table-cell table:style-name="ce5" office:value-type="string" calcext:value-type="string">
            <text:p>Prawdziwa wartość</text:p>
          </table:table-cell>
          <table:table-cell table:style-name="ce5" office:value-type="string" calcext:value-type="string">
            <text:p>Różnica</text:p>
          </table:table-cell>
          <table:table-cell table:style-name="ce5" office:value-type="string" calcext:value-type="string">
            <text:p>Błąd</text:p>
          </table:table-cell>
          <table:table-cell table:style-name="ce5" office:value-type="string" calcext:value-type="string">
            <text:p>max błąd</text:p>
          </table:table-cell>
          <table:table-cell table:style-name="ce1" table:number-columns-repeated="56"/>
          <table:table-cell table:number-columns-repeated="1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0</text:p>
          </table:table-cell>
          <table:table-cell table:style-name="ce3" office:value-type="float" office:value="0" calcext:value-type="float">
            <text:p>0.00</text:p>
          </table:table-cell>
          <table:table-cell office:value-type="string" calcext:value-type="string">
            <text:p>y0</text:p>
          </table:table-cell>
          <table:table-cell table:style-name="ce5" office:value-type="float" office:value="1" calcext:value-type="float">
            <text:p>1.0000</text:p>
          </table:table-cell>
          <table:table-cell table:formula="of:=EXP([.C2])" office:value-type="float" office:value="1" calcext:value-type="float">
            <text:p>1.0000</text:p>
          </table:table-cell>
          <table:table-cell table:formula="of:=[.F2]-[.E2]" office:value-type="float" office:value="0" calcext:value-type="float">
            <text:p>0.0000</text:p>
          </table:table-cell>
          <table:table-cell table:formula="of:=[.$C$1]*[.$L$9]/(2*[.$L$8])*(EXP([.$L$8]*[.$C$1]*[.A2]-1))" office:value-type="float" office:value="0.000919698602928606" calcext:value-type="float">
            <text:p>0.0009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formula="of:=[.$C$1]+[.C2]" office:value-type="float" office:value="0.01" calcext:value-type="float">
            <text:p>0.01</text:p>
          </table:table-cell>
          <table:table-cell office:value-type="string" calcext:value-type="string">
            <text:p>y1</text:p>
          </table:table-cell>
          <table:table-cell table:formula="of:=[.E2] + [.E2]*[.$C$1]" office:value-type="float" office:value="1.01" calcext:value-type="float">
            <text:p>1.0100</text:p>
          </table:table-cell>
          <table:table-cell table:formula="of:=EXP([.C3])" office:value-type="float" office:value="1.01005016708417" calcext:value-type="float">
            <text:p>1.0101</text:p>
          </table:table-cell>
          <table:table-cell table:formula="of:=[.F3]-[.E3]" office:value-type="float" office:value="0.0000501670841679402" calcext:value-type="float">
            <text:p>0.0001</text:p>
          </table:table-cell>
          <table:table-cell table:formula="of:=[.$C$1]*[.$L$9]/(2*[.$L$8])*(EXP([.$L$8]*[.$C$1]*[.A3]-1))" office:value-type="float" office:value="0.000928941727555114" calcext:value-type="float">
            <text:p>0.0009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formula="of:=[.$C$1]+[.C3]" office:value-type="float" office:value="0.02" calcext:value-type="float">
            <text:p>0.02</text:p>
          </table:table-cell>
          <table:table-cell office:value-type="string" calcext:value-type="string">
            <text:p>y2</text:p>
          </table:table-cell>
          <table:table-cell table:formula="of:=[.E3] + [.E3]*[.$C$1]" office:value-type="float" office:value="1.0201" calcext:value-type="float">
            <text:p>1.0201</text:p>
          </table:table-cell>
          <table:table-cell table:formula="of:=EXP([.C4])" office:value-type="float" office:value="1.02020134002676" calcext:value-type="float">
            <text:p>1.0202</text:p>
          </table:table-cell>
          <table:table-cell table:formula="of:=[.F4]-[.E4]" office:value-type="float" office:value="0.00010134002675577" calcext:value-type="float">
            <text:p>0.0001</text:p>
          </table:table-cell>
          <table:table-cell table:formula="of:=[.$C$1]*[.$L$9]/(2*[.$L$8])*(EXP([.$L$8]*[.$C$1]*[.A4]-1))" office:value-type="float" office:value="0.000938277747128499" calcext:value-type="float">
            <text:p>0.0009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/>
          <table:table-cell office:value-type="string" calcext:value-type="string">
            <text:p>a=1/2</text:p>
          </table:table-cell>
          <table:table-cell table:number-columns-repeated="24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formula="of:=[.$C$1]+[.C4]" office:value-type="float" office:value="0.03" calcext:value-type="float">
            <text:p>0.03</text:p>
          </table:table-cell>
          <table:table-cell office:value-type="string" calcext:value-type="string">
            <text:p>y3</text:p>
          </table:table-cell>
          <table:table-cell table:formula="of:=[.E4] + [.E4]*[.$C$1]" office:value-type="float" office:value="1.030301" calcext:value-type="float">
            <text:p>1.0303</text:p>
          </table:table-cell>
          <table:table-cell table:formula="of:=EXP([.C5])" office:value-type="float" office:value="1.03045453395352" calcext:value-type="float">
            <text:p>1.0305</text:p>
          </table:table-cell>
          <table:table-cell table:formula="of:=[.F5]-[.E5]" office:value-type="float" office:value="0.000153533953517027" calcext:value-type="float">
            <text:p>0.0002</text:p>
          </table:table-cell>
          <table:table-cell table:formula="of:=[.$C$1]*[.$L$9]/(2*[.$L$8])*(EXP([.$L$8]*[.$C$1]*[.A5]-1))" office:value-type="float" office:value="0.000947707595258497" calcext:value-type="float">
            <text:p>0.0009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/>
          <table:table-cell office:value-type="string" calcext:value-type="string">
            <text:p>b=e^{1/2}</text:p>
          </table:table-cell>
          <table:table-cell table:number-columns-repeated="2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table:formula="of:=[.$C$1]+[.C5]" office:value-type="float" office:value="0.04" calcext:value-type="float">
            <text:p>0.04</text:p>
          </table:table-cell>
          <table:table-cell office:value-type="string" calcext:value-type="string">
            <text:p>y4</text:p>
          </table:table-cell>
          <table:table-cell table:formula="of:=[.E5] + [.E5]*[.$C$1]" office:value-type="float" office:value="1.04060401" calcext:value-type="float">
            <text:p>1.0406</text:p>
          </table:table-cell>
          <table:table-cell table:formula="of:=EXP([.C6])" office:value-type="float" office:value="1.04081077419239" calcext:value-type="float">
            <text:p>1.0408</text:p>
          </table:table-cell>
          <table:table-cell table:formula="of:=[.F6]-[.E6]" office:value-type="float" office:value="0.000206764192388409" calcext:value-type="float">
            <text:p>0.0002</text:p>
          </table:table-cell>
          <table:table-cell table:formula="of:=[.$C$1]*[.$L$9]/(2*[.$L$8])*(EXP([.$L$8]*[.$C$1]*[.A6]-1))" office:value-type="float" office:value="0.00095723221493778" calcext:value-type="float">
            <text:p>0.0010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5</text:p>
          </table:table-cell>
          <table:table-cell table:formula="of:=[.$C$1]+[.C6]" office:value-type="float" office:value="0.05" calcext:value-type="float">
            <text:p>0.05</text:p>
          </table:table-cell>
          <table:table-cell office:value-type="string" calcext:value-type="string">
            <text:p>y5</text:p>
          </table:table-cell>
          <table:table-cell table:formula="of:=[.E6] + [.E6]*[.$C$1]" office:value-type="float" office:value="1.0510100501" calcext:value-type="float">
            <text:p>1.0510</text:p>
          </table:table-cell>
          <table:table-cell table:formula="of:=EXP([.C7])" office:value-type="float" office:value="1.05127109637602" calcext:value-type="float">
            <text:p>1.0513</text:p>
          </table:table-cell>
          <table:table-cell table:formula="of:=[.F7]-[.E7]" office:value-type="float" office:value="0.000261046276024413" calcext:value-type="float">
            <text:p>0.0003</text:p>
          </table:table-cell>
          <table:table-cell table:formula="of:=[.$C$1]*[.$L$9]/(2*[.$L$8])*(EXP([.$L$8]*[.$C$1]*[.A7]-1))" office:value-type="float" office:value="0.000966852558636253" calcext:value-type="float">
            <text:p>0.0010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5" calcext:value-type="float">
            <text:p>0.5000</text:p>
          </table:table-cell>
          <table:table-cell table:number-columns-repeated="24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6</text:p>
          </table:table-cell>
          <table:table-cell table:formula="of:=[.$C$1]+[.C7]" office:value-type="float" office:value="0.06" calcext:value-type="float">
            <text:p>0.06</text:p>
          </table:table-cell>
          <table:table-cell office:value-type="string" calcext:value-type="string">
            <text:p>y6</text:p>
          </table:table-cell>
          <table:table-cell table:formula="of:=[.E7] + [.E7]*[.$C$1]" office:value-type="float" office:value="1.061520150601" calcext:value-type="float">
            <text:p>1.0615</text:p>
          </table:table-cell>
          <table:table-cell table:formula="of:=EXP([.C8])" office:value-type="float" office:value="1.06183654654536" calcext:value-type="float">
            <text:p>1.0618</text:p>
          </table:table-cell>
          <table:table-cell table:formula="of:=[.F8]-[.E8]" office:value-type="float" office:value="0.000316395944359948" calcext:value-type="float">
            <text:p>0.0003</text:p>
          </table:table-cell>
          <table:table-cell table:formula="of:=[.$C$1]*[.$L$9]/(2*[.$L$8])*(EXP([.$L$8]*[.$C$1]*[.A8]-1))" office:value-type="float" office:value="0.000976569588396303" calcext:value-type="float">
            <text:p>0.0010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.0000</text:p>
          </table:table-cell>
          <table:table-cell table:number-columns-repeated="24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7</text:p>
          </table:table-cell>
          <table:table-cell table:formula="of:=[.$C$1]+[.C8]" office:value-type="float" office:value="0.07" calcext:value-type="float">
            <text:p>0.07</text:p>
          </table:table-cell>
          <table:table-cell office:value-type="string" calcext:value-type="string">
            <text:p>y7</text:p>
          </table:table-cell>
          <table:table-cell table:formula="of:=[.E8] + [.E8]*[.$C$1]" office:value-type="float" office:value="1.07213535210701" calcext:value-type="float">
            <text:p>1.0721</text:p>
          </table:table-cell>
          <table:table-cell table:formula="of:=EXP([.C9])" office:value-type="float" office:value="1.07250818125422" calcext:value-type="float">
            <text:p>1.0725</text:p>
          </table:table-cell>
          <table:table-cell table:formula="of:=[.F9]-[.E9]" office:value-type="float" office:value="0.000372829147206932" calcext:value-type="float">
            <text:p>0.0004</text:p>
          </table:table-cell>
          <table:table-cell table:formula="of:=[.$C$1]*[.$L$9]/(2*[.$L$8])*(EXP([.$L$8]*[.$C$1]*[.A9]-1))" office:value-type="float" office:value="0.000986384275929003" calcext:value-type="float">
            <text:p>0.0010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5" calcext:value-type="float">
            <text:p>0.5000</text:p>
          </table:table-cell>
          <table:table-cell table:number-columns-repeated="24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8</text:p>
          </table:table-cell>
          <table:table-cell table:formula="of:=[.$C$1]+[.C9]" office:value-type="float" office:value="0.08" calcext:value-type="float">
            <text:p>0.08</text:p>
          </table:table-cell>
          <table:table-cell office:value-type="string" calcext:value-type="string">
            <text:p>y8</text:p>
          </table:table-cell>
          <table:table-cell table:formula="of:=[.E9] + [.E9]*[.$C$1]" office:value-type="float" office:value="1.08285670562808" calcext:value-type="float">
            <text:p>1.0829</text:p>
          </table:table-cell>
          <table:table-cell table:formula="of:=EXP([.C10])" office:value-type="float" office:value="1.08328706767496" calcext:value-type="float">
            <text:p>1.0833</text:p>
          </table:table-cell>
          <table:table-cell table:formula="of:=[.F10]-[.E10]" office:value-type="float" office:value="0.000430362046878852" calcext:value-type="float">
            <text:p>0.0004</text:p>
          </table:table-cell>
          <table:table-cell table:formula="of:=[.$C$1]*[.$L$9]/(2*[.$L$8])*(EXP([.$L$8]*[.$C$1]*[.A10]-1))" office:value-type="float" office:value="0.000996297602711285" calcext:value-type="float">
            <text:p>0.0010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5" calcext:value-type="float">
            <text:p>0.5000</text:p>
          </table:table-cell>
          <table:table-cell table:number-columns-repeated="24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9</text:p>
          </table:table-cell>
          <table:table-cell table:formula="of:=[.$C$1]+[.C10]" office:value-type="float" office:value="0.09" calcext:value-type="float">
            <text:p>0.09</text:p>
          </table:table-cell>
          <table:table-cell office:value-type="string" calcext:value-type="string">
            <text:p>y9</text:p>
          </table:table-cell>
          <table:table-cell table:formula="of:=[.E10] + [.E10]*[.$C$1]" office:value-type="float" office:value="1.09368527268436" calcext:value-type="float">
            <text:p>1.0937</text:p>
          </table:table-cell>
          <table:table-cell table:formula="of:=EXP([.C11])" office:value-type="float" office:value="1.09417428370521" calcext:value-type="float">
            <text:p>1.0942</text:p>
          </table:table-cell>
          <table:table-cell table:formula="of:=[.F11]-[.E11]" office:value-type="float" office:value="0.00048901102084975" calcext:value-type="float">
            <text:p>0.0005</text:p>
          </table:table-cell>
          <table:table-cell table:formula="of:=[.$C$1]*[.$L$9]/(2*[.$L$8])*(EXP([.$L$8]*[.$C$1]*[.A11]-1))" office:value-type="float" office:value="0.00100631056008409" calcext:value-type="float">
            <text:p>0.0010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10</text:p>
          </table:table-cell>
          <table:table-cell table:formula="of:=[.$C$1]+[.C11]" office:value-type="float" office:value="0.1" calcext:value-type="float">
            <text:p>0.10</text:p>
          </table:table-cell>
          <table:table-cell office:value-type="string" calcext:value-type="string">
            <text:p>y10</text:p>
          </table:table-cell>
          <table:table-cell table:formula="of:=[.E11] + [.E11]*[.$C$1]" office:value-type="float" office:value="1.1046221254112" calcext:value-type="float">
            <text:p>1.1046</text:p>
          </table:table-cell>
          <table:table-cell table:formula="of:=EXP([.C12])" office:value-type="float" office:value="1.10517091807565" calcext:value-type="float">
            <text:p>1.1052</text:p>
          </table:table-cell>
          <table:table-cell table:formula="of:=[.F12]-[.E12]" office:value-type="float" office:value="0.000548792664443409" calcext:value-type="float">
            <text:p>0.0005</text:p>
          </table:table-cell>
          <table:table-cell table:formula="of:=[.$C$1]*[.$L$9]/(2*[.$L$8])*(EXP([.$L$8]*[.$C$1]*[.A12]-1))" office:value-type="float" office:value="0.0010164241493515" calcext:value-type="float">
            <text:p>0.0010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11</text:p>
          </table:table-cell>
          <table:table-cell table:formula="of:=[.$C$1]+[.C12]" office:value-type="float" office:value="0.11" calcext:value-type="float">
            <text:p>0.11</text:p>
          </table:table-cell>
          <table:table-cell office:value-type="string" calcext:value-type="string">
            <text:p>y11</text:p>
          </table:table-cell>
          <table:table-cell table:formula="of:=[.E12] + [.E12]*[.$C$1]" office:value-type="float" office:value="1.11566834666532" calcext:value-type="float">
            <text:p>1.1157</text:p>
          </table:table-cell>
          <table:table-cell table:formula="of:=EXP([.C13])" office:value-type="float" office:value="1.11627807045887" calcext:value-type="float">
            <text:p>1.1163</text:p>
          </table:table-cell>
          <table:table-cell table:formula="of:=[.F13]-[.E13]" office:value-type="float" office:value="0.00060972379355495" calcext:value-type="float">
            <text:p>0.0006</text:p>
          </table:table-cell>
          <table:table-cell table:formula="of:=[.$C$1]*[.$L$9]/(2*[.$L$8])*(EXP([.$L$8]*[.$C$1]*[.A13]-1))" office:value-type="float" office:value="0.00102663938188086" calcext:value-type="float">
            <text:p>0.0010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12</text:p>
          </table:table-cell>
          <table:table-cell table:formula="of:=[.$C$1]+[.C13]" office:value-type="float" office:value="0.12" calcext:value-type="float">
            <text:p>0.12</text:p>
          </table:table-cell>
          <table:table-cell office:value-type="string" calcext:value-type="string">
            <text:p>y12</text:p>
          </table:table-cell>
          <table:table-cell table:formula="of:=[.E13] + [.E13]*[.$C$1]" office:value-type="float" office:value="1.12682503013197" calcext:value-type="float">
            <text:p>1.1268</text:p>
          </table:table-cell>
          <table:table-cell table:formula="of:=EXP([.C14])" office:value-type="float" office:value="1.12749685157938" calcext:value-type="float">
            <text:p>1.1275</text:p>
          </table:table-cell>
          <table:table-cell table:formula="of:=[.F14]-[.E14]" office:value-type="float" office:value="0.000671821447406185" calcext:value-type="float">
            <text:p>0.0007</text:p>
          </table:table-cell>
          <table:table-cell table:formula="of:=[.$C$1]*[.$L$9]/(2*[.$L$8])*(EXP([.$L$8]*[.$C$1]*[.A14]-1))" office:value-type="float" office:value="0.00103695727920395" calcext:value-type="float">
            <text:p>0.0010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13</text:p>
          </table:table-cell>
          <table:table-cell table:formula="of:=[.$C$1]+[.C14]" office:value-type="float" office:value="0.13" calcext:value-type="float">
            <text:p>0.13</text:p>
          </table:table-cell>
          <table:table-cell office:value-type="string" calcext:value-type="string">
            <text:p>y13</text:p>
          </table:table-cell>
          <table:table-cell table:formula="of:=[.E14] + [.E14]*[.$C$1]" office:value-type="float" office:value="1.13809328043329" calcext:value-type="float">
            <text:p>1.1381</text:p>
          </table:table-cell>
          <table:table-cell table:formula="of:=EXP([.C15])" office:value-type="float" office:value="1.13882838332462" calcext:value-type="float">
            <text:p>1.1388</text:p>
          </table:table-cell>
          <table:table-cell table:formula="of:=[.F15]-[.E15]" office:value-type="float" office:value="0.000735102891332495" calcext:value-type="float">
            <text:p>0.0007</text:p>
          </table:table-cell>
          <table:table-cell table:formula="of:=[.$C$1]*[.$L$9]/(2*[.$L$8])*(EXP([.$L$8]*[.$C$1]*[.A15]-1))" office:value-type="float" office:value="0.0010473788731191" calcext:value-type="float">
            <text:p>0.0010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14</text:p>
          </table:table-cell>
          <table:table-cell table:formula="of:=[.$C$1]+[.C15]" office:value-type="float" office:value="0.14" calcext:value-type="float">
            <text:p>0.14</text:p>
          </table:table-cell>
          <table:table-cell office:value-type="string" calcext:value-type="string">
            <text:p>y14</text:p>
          </table:table-cell>
          <table:table-cell table:formula="of:=[.E15] + [.E15]*[.$C$1]" office:value-type="float" office:value="1.14947421323762" calcext:value-type="float">
            <text:p>1.1495</text:p>
          </table:table-cell>
          <table:table-cell table:formula="of:=EXP([.C16])" office:value-type="float" office:value="1.15027379885723" calcext:value-type="float">
            <text:p>1.1503</text:p>
          </table:table-cell>
          <table:table-cell table:formula="of:=[.F16]-[.E16]" office:value-type="float" office:value="0.000799585619605248" calcext:value-type="float">
            <text:p>0.0008</text:p>
          </table:table-cell>
          <table:table-cell table:formula="of:=[.$C$1]*[.$L$9]/(2*[.$L$8])*(EXP([.$L$8]*[.$C$1]*[.A16]-1))" office:value-type="float" office:value="0.00105790520579437" calcext:value-type="float">
            <text:p>0.0011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15</text:p>
          </table:table-cell>
          <table:table-cell table:formula="of:=[.$C$1]+[.C16]" office:value-type="float" office:value="0.15" calcext:value-type="float">
            <text:p>0.15</text:p>
          </table:table-cell>
          <table:table-cell office:value-type="string" calcext:value-type="string">
            <text:p>y15</text:p>
          </table:table-cell>
          <table:table-cell table:formula="of:=[.E16] + [.E16]*[.$C$1]" office:value-type="float" office:value="1.16096895537" calcext:value-type="float">
            <text:p>1.1610</text:p>
          </table:table-cell>
          <table:table-cell table:formula="of:=EXP([.C17])" office:value-type="float" office:value="1.16183424272828" calcext:value-type="float">
            <text:p>1.1618</text:p>
          </table:table-cell>
          <table:table-cell table:formula="of:=[.F17]-[.E17]" office:value-type="float" office:value="0.000865287358284839" calcext:value-type="float">
            <text:p>0.0009</text:p>
          </table:table-cell>
          <table:table-cell table:formula="of:=[.$C$1]*[.$L$9]/(2*[.$L$8])*(EXP([.$L$8]*[.$C$1]*[.A17]-1))" office:value-type="float" office:value="0.00106853732987182" calcext:value-type="float">
            <text:p>0.0011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16</text:p>
          </table:table-cell>
          <table:table-cell table:formula="of:=[.$C$1]+[.C17]" office:value-type="float" office:value="0.16" calcext:value-type="float">
            <text:p>0.16</text:p>
          </table:table-cell>
          <table:table-cell office:value-type="string" calcext:value-type="string">
            <text:p>y16</text:p>
          </table:table-cell>
          <table:table-cell table:formula="of:=[.E17] + [.E17]*[.$C$1]" office:value-type="float" office:value="1.1725786449237" calcext:value-type="float">
            <text:p>1.1726</text:p>
          </table:table-cell>
          <table:table-cell table:formula="of:=EXP([.C18])" office:value-type="float" office:value="1.17351087099181" calcext:value-type="float">
            <text:p>1.1735</text:p>
          </table:table-cell>
          <table:table-cell table:formula="of:=[.F18]-[.E18]" office:value-type="float" office:value="0.000932226068112163" calcext:value-type="float">
            <text:p>0.0009</text:p>
          </table:table-cell>
          <table:table-cell table:formula="of:=[.$C$1]*[.$L$9]/(2*[.$L$8])*(EXP([.$L$8]*[.$C$1]*[.A18]-1))" office:value-type="float" office:value="0.0010792763085727" calcext:value-type="float">
            <text:p>0.0011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17</text:p>
          </table:table-cell>
          <table:table-cell table:formula="of:=[.$C$1]+[.C18]" office:value-type="float" office:value="0.17" calcext:value-type="float">
            <text:p>0.17</text:p>
          </table:table-cell>
          <table:table-cell office:value-type="string" calcext:value-type="string">
            <text:p>y17</text:p>
          </table:table-cell>
          <table:table-cell table:formula="of:=[.E18] + [.E18]*[.$C$1]" office:value-type="float" office:value="1.18430443137294" calcext:value-type="float">
            <text:p>1.1843</text:p>
          </table:table-cell>
          <table:table-cell table:formula="of:=EXP([.C19])" office:value-type="float" office:value="1.18530485132037" calcext:value-type="float">
            <text:p>1.1853</text:p>
          </table:table-cell>
          <table:table-cell table:formula="of:=[.F19]-[.E19]" office:value-type="float" office:value="0.00100041994743028" calcext:value-type="float">
            <text:p>0.0010</text:p>
          </table:table-cell>
          <table:table-cell table:formula="of:=[.$C$1]*[.$L$9]/(2*[.$L$8])*(EXP([.$L$8]*[.$C$1]*[.A19]-1))" office:value-type="float" office:value="0.00109012321580384" calcext:value-type="float">
            <text:p>0.0011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18</text:p>
          </table:table-cell>
          <table:table-cell table:formula="of:=[.$C$1]+[.C19]" office:value-type="float" office:value="0.18" calcext:value-type="float">
            <text:p>0.18</text:p>
          </table:table-cell>
          <table:table-cell office:value-type="string" calcext:value-type="string">
            <text:p>y18</text:p>
          </table:table-cell>
          <table:table-cell table:formula="of:=[.E19] + [.E19]*[.$C$1]" office:value-type="float" office:value="1.19614747568666" calcext:value-type="float">
            <text:p>1.1961</text:p>
          </table:table-cell>
          <table:table-cell table:formula="of:=EXP([.C20])" office:value-type="float" office:value="1.19721736312181" calcext:value-type="float">
            <text:p>1.1972</text:p>
          </table:table-cell>
          <table:table-cell table:formula="of:=[.F20]-[.E20]" office:value-type="float" office:value="0.00106988743514558" calcext:value-type="float">
            <text:p>0.0011</text:p>
          </table:table-cell>
          <table:table-cell table:formula="of:=[.$C$1]*[.$L$9]/(2*[.$L$8])*(EXP([.$L$8]*[.$C$1]*[.A20]-1))" office:value-type="float" office:value="0.001101079136265" calcext:value-type="float">
            <text:p>0.0011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19</text:p>
          </table:table-cell>
          <table:table-cell table:formula="of:=[.$C$1]+[.C20]" office:value-type="float" office:value="0.19" calcext:value-type="float">
            <text:p>0.19</text:p>
          </table:table-cell>
          <table:table-cell office:value-type="string" calcext:value-type="string">
            <text:p>y19</text:p>
          </table:table-cell>
          <table:table-cell table:formula="of:=[.E20] + [.E20]*[.$C$1]" office:value-type="float" office:value="1.20810895044353" calcext:value-type="float">
            <text:p>1.2081</text:p>
          </table:table-cell>
          <table:table-cell table:formula="of:=EXP([.C21])" office:value-type="float" office:value="1.20924959765725" calcext:value-type="float">
            <text:p>1.2092</text:p>
          </table:table-cell>
          <table:table-cell table:formula="of:=[.F21]-[.E21]" office:value-type="float" office:value="0.00114064721372031" calcext:value-type="float">
            <text:p>0.0011</text:p>
          </table:table-cell>
          <table:table-cell table:formula="of:=[.$C$1]*[.$L$9]/(2*[.$L$8])*(EXP([.$L$8]*[.$C$1]*[.A21]-1))" office:value-type="float" office:value="0.00111214516555735" calcext:value-type="float">
            <text:p>0.0011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20</text:p>
          </table:table-cell>
          <table:table-cell table:formula="of:=[.$C$1]+[.C21]" office:value-type="float" office:value="0.2" calcext:value-type="float">
            <text:p>0.20</text:p>
          </table:table-cell>
          <table:table-cell office:value-type="string" calcext:value-type="string">
            <text:p>y20</text:p>
          </table:table-cell>
          <table:table-cell table:formula="of:=[.E21] + [.E21]*[.$C$1]" office:value-type="float" office:value="1.22019003994797" calcext:value-type="float">
            <text:p>1.2202</text:p>
          </table:table-cell>
          <table:table-cell table:formula="of:=EXP([.C22])" office:value-type="float" office:value="1.22140275816017" calcext:value-type="float">
            <text:p>1.2214</text:p>
          </table:table-cell>
          <table:table-cell table:formula="of:=[.F22]-[.E22]" office:value-type="float" office:value="0.00121271821220348" calcext:value-type="float">
            <text:p>0.0012</text:p>
          </table:table-cell>
          <table:table-cell table:formula="of:=[.$C$1]*[.$L$9]/(2*[.$L$8])*(EXP([.$L$8]*[.$C$1]*[.A22]-1))" office:value-type="float" office:value="0.00112332241029305" calcext:value-type="float">
            <text:p>0.0011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21</text:p>
          </table:table-cell>
          <table:table-cell table:formula="of:=[.$C$1]+[.C22]" office:value-type="float" office:value="0.21" calcext:value-type="float">
            <text:p>0.21</text:p>
          </table:table-cell>
          <table:table-cell office:value-type="string" calcext:value-type="string">
            <text:p>y21</text:p>
          </table:table-cell>
          <table:table-cell table:formula="of:=[.E22] + [.E22]*[.$C$1]" office:value-type="float" office:value="1.23239194034745" calcext:value-type="float">
            <text:p>1.2324</text:p>
          </table:table-cell>
          <table:table-cell table:formula="of:=EXP([.C23])" office:value-type="float" office:value="1.23367805995674" calcext:value-type="float">
            <text:p>1.2337</text:p>
          </table:table-cell>
          <table:table-cell table:formula="of:=[.F23]-[.E23]" office:value-type="float" office:value="0.00128611960929725" calcext:value-type="float">
            <text:p>0.0013</text:p>
          </table:table-cell>
          <table:table-cell table:formula="of:=[.$C$1]*[.$L$9]/(2*[.$L$8])*(EXP([.$L$8]*[.$C$1]*[.A23]-1))" office:value-type="float" office:value="0.00113461198820589" calcext:value-type="float">
            <text:p>0.0011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22</text:p>
          </table:table-cell>
          <table:table-cell table:formula="of:=[.$C$1]+[.C23]" office:value-type="float" office:value="0.22" calcext:value-type="float">
            <text:p>0.22</text:p>
          </table:table-cell>
          <table:table-cell office:value-type="string" calcext:value-type="string">
            <text:p>y22</text:p>
          </table:table-cell>
          <table:table-cell table:formula="of:=[.E23] + [.E23]*[.$C$1]" office:value-type="float" office:value="1.24471585975092" calcext:value-type="float">
            <text:p>1.2447</text:p>
          </table:table-cell>
          <table:table-cell table:formula="of:=EXP([.C24])" office:value-type="float" office:value="1.24607673058738" calcext:value-type="float">
            <text:p>1.2461</text:p>
          </table:table-cell>
          <table:table-cell table:formula="of:=[.F24]-[.E24]" office:value-type="float" office:value="0.0013608708364603" calcext:value-type="float">
            <text:p>0.0014</text:p>
          </table:table-cell>
          <table:table-cell table:formula="of:=[.$C$1]*[.$L$9]/(2*[.$L$8])*(EXP([.$L$8]*[.$C$1]*[.A24]-1))" office:value-type="float" office:value="0.00114601502826306" calcext:value-type="float">
            <text:p>0.0011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23</text:p>
          </table:table-cell>
          <table:table-cell table:formula="of:=[.$C$1]+[.C24]" office:value-type="float" office:value="0.23" calcext:value-type="float">
            <text:p>0.23</text:p>
          </table:table-cell>
          <table:table-cell office:value-type="string" calcext:value-type="string">
            <text:p>y23</text:p>
          </table:table-cell>
          <table:table-cell table:formula="of:=[.E24] + [.E24]*[.$C$1]" office:value-type="float" office:value="1.25716301834843" calcext:value-type="float">
            <text:p>1.2572</text:p>
          </table:table-cell>
          <table:table-cell table:formula="of:=EXP([.C25])" office:value-type="float" office:value="1.25860000992948" calcext:value-type="float">
            <text:p>1.2586</text:p>
          </table:table-cell>
          <table:table-cell table:formula="of:=[.F25]-[.E25]" office:value-type="float" office:value="0.00143699158104793" calcext:value-type="float">
            <text:p>0.0014</text:p>
          </table:table-cell>
          <table:table-cell table:formula="of:=[.$C$1]*[.$L$9]/(2*[.$L$8])*(EXP([.$L$8]*[.$C$1]*[.A25]-1))" office:value-type="float" office:value="0.00115753267077807" calcext:value-type="float">
            <text:p>0.0012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24</text:p>
          </table:table-cell>
          <table:table-cell table:formula="of:=[.$C$1]+[.C25]" office:value-type="float" office:value="0.24" calcext:value-type="float">
            <text:p>0.24</text:p>
          </table:table-cell>
          <table:table-cell office:value-type="string" calcext:value-type="string">
            <text:p>y24</text:p>
          </table:table-cell>
          <table:table-cell table:formula="of:=[.E25] + [.E25]*[.$C$1]" office:value-type="float" office:value="1.26973464853191" calcext:value-type="float">
            <text:p>1.2697</text:p>
          </table:table-cell>
          <table:table-cell table:formula="of:=EXP([.C26])" office:value-type="float" office:value="1.2712491503214" calcext:value-type="float">
            <text:p>1.2712</text:p>
          </table:table-cell>
          <table:table-cell table:formula="of:=[.F26]-[.E26]" office:value-type="float" office:value="0.00151450178949042" calcext:value-type="float">
            <text:p>0.0015</text:p>
          </table:table-cell>
          <table:table-cell table:formula="of:=[.$C$1]*[.$L$9]/(2*[.$L$8])*(EXP([.$L$8]*[.$C$1]*[.A26]-1))" office:value-type="float" office:value="0.00116916606752477" calcext:value-type="float">
            <text:p>0.0012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25</text:p>
          </table:table-cell>
          <table:table-cell table:formula="of:=[.$C$1]+[.C26]" office:value-type="float" office:value="0.25" calcext:value-type="float">
            <text:p>0.25</text:p>
          </table:table-cell>
          <table:table-cell office:value-type="string" calcext:value-type="string">
            <text:p>y25</text:p>
          </table:table-cell>
          <table:table-cell table:formula="of:=[.E26] + [.E26]*[.$C$1]" office:value-type="float" office:value="1.28243199501723" calcext:value-type="float">
            <text:p>1.2824</text:p>
          </table:table-cell>
          <table:table-cell table:formula="of:=EXP([.C27])" office:value-type="float" office:value="1.28402541668774" calcext:value-type="float">
            <text:p>1.2840</text:p>
          </table:table-cell>
          <table:table-cell table:formula="of:=[.F27]-[.E27]" office:value-type="float" office:value="0.00159342167050824" calcext:value-type="float">
            <text:p>0.0016</text:p>
          </table:table-cell>
          <table:table-cell table:formula="of:=[.$C$1]*[.$L$9]/(2*[.$L$8])*(EXP([.$L$8]*[.$C$1]*[.A27]-1))" office:value-type="float" office:value="0.00118091638185254" calcext:value-type="float">
            <text:p>0.0012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26</text:p>
          </table:table-cell>
          <table:table-cell table:formula="of:=[.$C$1]+[.C27]" office:value-type="float" office:value="0.26" calcext:value-type="float">
            <text:p>0.26</text:p>
          </table:table-cell>
          <table:table-cell office:value-type="string" calcext:value-type="string">
            <text:p>y26</text:p>
          </table:table-cell>
          <table:table-cell table:formula="of:=[.E27] + [.E27]*[.$C$1]" office:value-type="float" office:value="1.29525631496741" calcext:value-type="float">
            <text:p>1.2953</text:p>
          </table:table-cell>
          <table:table-cell table:formula="of:=EXP([.C28])" office:value-type="float" office:value="1.29693008666577" calcext:value-type="float">
            <text:p>1.2969</text:p>
          </table:table-cell>
          <table:table-cell table:formula="of:=[.F28]-[.E28]" office:value-type="float" office:value="0.00167377169836613" calcext:value-type="float">
            <text:p>0.0017</text:p>
          </table:table-cell>
          <table:table-cell table:formula="of:=[.$C$1]*[.$L$9]/(2*[.$L$8])*(EXP([.$L$8]*[.$C$1]*[.A28]-1))" office:value-type="float" office:value="0.00119278478880259" calcext:value-type="float">
            <text:p>0.0012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27</text:p>
          </table:table-cell>
          <table:table-cell table:formula="of:=[.$C$1]+[.C28]" office:value-type="float" office:value="0.27" calcext:value-type="float">
            <text:p>0.27</text:p>
          </table:table-cell>
          <table:table-cell office:value-type="string" calcext:value-type="string">
            <text:p>y27</text:p>
          </table:table-cell>
          <table:table-cell table:formula="of:=[.E28] + [.E28]*[.$C$1]" office:value-type="float" office:value="1.30820887811708" calcext:value-type="float">
            <text:p>1.3082</text:p>
          </table:table-cell>
          <table:table-cell table:formula="of:=EXP([.C29])" office:value-type="float" office:value="1.30996445073325" calcext:value-type="float">
            <text:p>1.3100</text:p>
          </table:table-cell>
          <table:table-cell table:formula="of:=[.F29]-[.E29]" office:value-type="float" office:value="0.00175557261616777" calcext:value-type="float">
            <text:p>0.0018</text:p>
          </table:table-cell>
          <table:table-cell table:formula="of:=[.$C$1]*[.$L$9]/(2*[.$L$8])*(EXP([.$L$8]*[.$C$1]*[.A29]-1))" office:value-type="float" office:value="0.00120477247522551" calcext:value-type="float">
            <text:p>0.0012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28</text:p>
          </table:table-cell>
          <table:table-cell table:formula="of:=[.$C$1]+[.C29]" office:value-type="float" office:value="0.28" calcext:value-type="float">
            <text:p>0.28</text:p>
          </table:table-cell>
          <table:table-cell office:value-type="string" calcext:value-type="string">
            <text:p>y28</text:p>
          </table:table-cell>
          <table:table-cell table:formula="of:=[.E29] + [.E29]*[.$C$1]" office:value-type="float" office:value="1.32129096689825" calcext:value-type="float">
            <text:p>1.3213</text:p>
          </table:table-cell>
          <table:table-cell table:formula="of:=EXP([.C30])" office:value-type="float" office:value="1.32312981233744" calcext:value-type="float">
            <text:p>1.3231</text:p>
          </table:table-cell>
          <table:table-cell table:formula="of:=[.F30]-[.E30]" office:value-type="float" office:value="0.00183884543918644" calcext:value-type="float">
            <text:p>0.0018</text:p>
          </table:table-cell>
          <table:table-cell table:formula="of:=[.$C$1]*[.$L$9]/(2*[.$L$8])*(EXP([.$L$8]*[.$C$1]*[.A30]-1))" office:value-type="float" office:value="0.00121688063989993" calcext:value-type="float">
            <text:p>0.0012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29</text:p>
          </table:table-cell>
          <table:table-cell table:formula="of:=[.$C$1]+[.C30]" office:value-type="float" office:value="0.29" calcext:value-type="float">
            <text:p>0.29</text:p>
          </table:table-cell>
          <table:table-cell office:value-type="string" calcext:value-type="string">
            <text:p>y29</text:p>
          </table:table-cell>
          <table:table-cell table:formula="of:=[.E30] + [.E30]*[.$C$1]" office:value-type="float" office:value="1.33450387656723" calcext:value-type="float">
            <text:p>1.3345</text:p>
          </table:table-cell>
          <table:table-cell table:formula="of:=EXP([.C31])" office:value-type="float" office:value="1.33642748802547" calcext:value-type="float">
            <text:p>1.3364</text:p>
          </table:table-cell>
          <table:table-cell table:formula="of:=[.F31]-[.E31]" office:value-type="float" office:value="0.00192361145823905" calcext:value-type="float">
            <text:p>0.0019</text:p>
          </table:table-cell>
          <table:table-cell table:formula="of:=[.$C$1]*[.$L$9]/(2*[.$L$8])*(EXP([.$L$8]*[.$C$1]*[.A31]-1))" office:value-type="float" office:value="0.00122911049365241" calcext:value-type="float">
            <text:p>0.0012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30</text:p>
          </table:table-cell>
          <table:table-cell table:formula="of:=[.$C$1]+[.C31]" office:value-type="float" office:value="0.3" calcext:value-type="float">
            <text:p>0.30</text:p>
          </table:table-cell>
          <table:table-cell office:value-type="string" calcext:value-type="string">
            <text:p>y30</text:p>
          </table:table-cell>
          <table:table-cell table:formula="of:=[.E31] + [.E31]*[.$C$1]" office:value-type="float" office:value="1.34784891533291" calcext:value-type="float">
            <text:p>1.3478</text:p>
          </table:table-cell>
          <table:table-cell table:formula="of:=EXP([.C32])" office:value-type="float" office:value="1.349858807576" calcext:value-type="float">
            <text:p>1.3499</text:p>
          </table:table-cell>
          <table:table-cell table:formula="of:=[.F32]-[.E32]" office:value-type="float" office:value="0.00200989224309756" calcext:value-type="float">
            <text:p>0.0020</text:p>
          </table:table-cell>
          <table:table-cell table:formula="of:=[.$C$1]*[.$L$9]/(2*[.$L$8])*(EXP([.$L$8]*[.$C$1]*[.A32]-1))" office:value-type="float" office:value="0.00124146325947852" calcext:value-type="float">
            <text:p>0.0012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31</text:p>
          </table:table-cell>
          <table:table-cell table:formula="of:=[.$C$1]+[.C32]" office:value-type="float" office:value="0.31" calcext:value-type="float">
            <text:p>0.31</text:p>
          </table:table-cell>
          <table:table-cell office:value-type="string" calcext:value-type="string">
            <text:p>y31</text:p>
          </table:table-cell>
          <table:table-cell table:formula="of:=[.E32] + [.E32]*[.$C$1]" office:value-type="float" office:value="1.36132740448623" calcext:value-type="float">
            <text:p>1.3613</text:p>
          </table:table-cell>
          <table:table-cell table:formula="of:=EXP([.C33])" office:value-type="float" office:value="1.36342511413218" calcext:value-type="float">
            <text:p>1.3634</text:p>
          </table:table-cell>
          <table:table-cell table:formula="of:=[.F33]-[.E33]" office:value-type="float" office:value="0.00209770964594336" calcext:value-type="float">
            <text:p>0.0021</text:p>
          </table:table-cell>
          <table:table-cell table:formula="of:=[.$C$1]*[.$L$9]/(2*[.$L$8])*(EXP([.$L$8]*[.$C$1]*[.A33]-1))" office:value-type="float" office:value="0.00125394017266514" calcext:value-type="float">
            <text:p>0.0013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32</text:p>
          </table:table-cell>
          <table:table-cell table:formula="of:=[.$C$1]+[.C33]" office:value-type="float" office:value="0.32" calcext:value-type="float">
            <text:p>0.32</text:p>
          </table:table-cell>
          <table:table-cell office:value-type="string" calcext:value-type="string">
            <text:p>y32</text:p>
          </table:table-cell>
          <table:table-cell table:formula="of:=[.E33] + [.E33]*[.$C$1]" office:value-type="float" office:value="1.3749406785311" calcext:value-type="float">
            <text:p>1.3749</text:p>
          </table:table-cell>
          <table:table-cell table:formula="of:=EXP([.C34])" office:value-type="float" office:value="1.37712776433596" calcext:value-type="float">
            <text:p>1.3771</text:p>
          </table:table-cell>
          <table:table-cell table:formula="of:=[.F34]-[.E34]" office:value-type="float" office:value="0.00218708580486004" calcext:value-type="float">
            <text:p>0.0022</text:p>
          </table:table-cell>
          <table:table-cell table:formula="of:=[.$C$1]*[.$L$9]/(2*[.$L$8])*(EXP([.$L$8]*[.$C$1]*[.A34]-1))" office:value-type="float" office:value="0.00126654248091397" calcext:value-type="float">
            <text:p>0.0013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33</text:p>
          </table:table-cell>
          <table:table-cell table:formula="of:=[.$C$1]+[.C34]" office:value-type="float" office:value="0.33" calcext:value-type="float">
            <text:p>0.33</text:p>
          </table:table-cell>
          <table:table-cell office:value-type="string" calcext:value-type="string">
            <text:p>y33</text:p>
          </table:table-cell>
          <table:table-cell table:formula="of:=[.E34] + [.E34]*[.$C$1]" office:value-type="float" office:value="1.38869008531641" calcext:value-type="float">
            <text:p>1.3887</text:p>
          </table:table-cell>
          <table:table-cell table:formula="of:=EXP([.C35])" office:value-type="float" office:value="1.39096812846378" calcext:value-type="float">
            <text:p>1.3910</text:p>
          </table:table-cell>
          <table:table-cell table:formula="of:=[.F35]-[.E35]" office:value-type="float" office:value="0.00227804314737234" calcext:value-type="float">
            <text:p>0.0023</text:p>
          </table:table-cell>
          <table:table-cell table:formula="of:=[.$C$1]*[.$L$9]/(2*[.$L$8])*(EXP([.$L$8]*[.$C$1]*[.A35]-1))" office:value-type="float" office:value="0.00127927144446636" calcext:value-type="float">
            <text:p>0.0013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34</text:p>
          </table:table-cell>
          <table:table-cell table:formula="of:=[.$C$1]+[.C35]" office:value-type="float" office:value="0.34" calcext:value-type="float">
            <text:p>0.34</text:p>
          </table:table-cell>
          <table:table-cell office:value-type="string" calcext:value-type="string">
            <text:p>y34</text:p>
          </table:table-cell>
          <table:table-cell table:formula="of:=[.E35] + [.E35]*[.$C$1]" office:value-type="float" office:value="1.40257698616957" calcext:value-type="float">
            <text:p>1.4026</text:p>
          </table:table-cell>
          <table:table-cell table:formula="of:=EXP([.C36])" office:value-type="float" office:value="1.40494759056359" calcext:value-type="float">
            <text:p>1.4049</text:p>
          </table:table-cell>
          <table:table-cell table:formula="of:=[.F36]-[.E36]" office:value-type="float" office:value="0.0023706043940217" calcext:value-type="float">
            <text:p>0.0024</text:p>
          </table:table-cell>
          <table:table-cell table:formula="of:=[.$C$1]*[.$L$9]/(2*[.$L$8])*(EXP([.$L$8]*[.$C$1]*[.A36]-1))" office:value-type="float" office:value="0.00129212833622925" calcext:value-type="float">
            <text:p>0.0013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35</text:p>
          </table:table-cell>
          <table:table-cell table:formula="of:=[.$C$1]+[.C36]" office:value-type="float" office:value="0.35" calcext:value-type="float">
            <text:p>0.35</text:p>
          </table:table-cell>
          <table:table-cell office:value-type="string" calcext:value-type="string">
            <text:p>y35</text:p>
          </table:table-cell>
          <table:table-cell table:formula="of:=[.E36] + [.E36]*[.$C$1]" office:value-type="float" office:value="1.41660275603127" calcext:value-type="float">
            <text:p>1.4166</text:p>
          </table:table-cell>
          <table:table-cell table:formula="of:=EXP([.C37])" office:value-type="float" office:value="1.41906754859326" calcext:value-type="float">
            <text:p>1.4191</text:p>
          </table:table-cell>
          <table:table-cell table:formula="of:=[.F37]-[.E37]" office:value-type="float" office:value="0.00246479256198939" calcext:value-type="float">
            <text:p>0.0025</text:p>
          </table:table-cell>
          <table:table-cell table:formula="of:=[.$C$1]*[.$L$9]/(2*[.$L$8])*(EXP([.$L$8]*[.$C$1]*[.A37]-1))" office:value-type="float" office:value="0.00130511444190254" calcext:value-type="float">
            <text:p>0.0013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36</text:p>
          </table:table-cell>
          <table:table-cell table:formula="of:=[.$C$1]+[.C37]" office:value-type="float" office:value="0.36" calcext:value-type="float">
            <text:p>0.36</text:p>
          </table:table-cell>
          <table:table-cell office:value-type="string" calcext:value-type="string">
            <text:p>y36</text:p>
          </table:table-cell>
          <table:table-cell table:formula="of:=[.E37] + [.E37]*[.$C$1]" office:value-type="float" office:value="1.43076878359158" calcext:value-type="float">
            <text:p>1.4308</text:p>
          </table:table-cell>
          <table:table-cell table:formula="of:=EXP([.C38])" office:value-type="float" office:value="1.43332941456034" calcext:value-type="float">
            <text:p>1.4333</text:p>
          </table:table-cell>
          <table:table-cell table:formula="of:=[.F38]-[.E38]" office:value-type="float" office:value="0.00256063096876002" calcext:value-type="float">
            <text:p>0.0026</text:p>
          </table:table-cell>
          <table:table-cell table:formula="of:=[.$C$1]*[.$L$9]/(2*[.$L$8])*(EXP([.$L$8]*[.$C$1]*[.A38]-1))" office:value-type="float" office:value="0.00131823106010762" calcext:value-type="float">
            <text:p>0.0013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37</text:p>
          </table:table-cell>
          <table:table-cell table:formula="of:=[.$C$1]+[.C38]" office:value-type="float" office:value="0.37" calcext:value-type="float">
            <text:p>0.37</text:p>
          </table:table-cell>
          <table:table-cell office:value-type="string" calcext:value-type="string">
            <text:p>y37</text:p>
          </table:table-cell>
          <table:table-cell table:formula="of:=[.E38] + [.E38]*[.$C$1]" office:value-type="float" office:value="1.4450764714275" calcext:value-type="float">
            <text:p>1.4451</text:p>
          </table:table-cell>
          <table:table-cell table:formula="of:=EXP([.C39])" office:value-type="float" office:value="1.44773461466332" calcext:value-type="float">
            <text:p>1.4477</text:p>
          </table:table-cell>
          <table:table-cell table:formula="of:=[.F39]-[.E39]" office:value-type="float" office:value="0.00265814323582836" calcext:value-type="float">
            <text:p>0.0027</text:p>
          </table:table-cell>
          <table:table-cell table:formula="of:=[.$C$1]*[.$L$9]/(2*[.$L$8])*(EXP([.$L$8]*[.$C$1]*[.A39]-1))" office:value-type="float" office:value="0.00133147950251724" calcext:value-type="float">
            <text:p>0.0013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38</text:p>
          </table:table-cell>
          <table:table-cell table:formula="of:=[.$C$1]+[.C39]" office:value-type="float" office:value="0.38" calcext:value-type="float">
            <text:p>0.38</text:p>
          </table:table-cell>
          <table:table-cell office:value-type="string" calcext:value-type="string">
            <text:p>y38</text:p>
          </table:table-cell>
          <table:table-cell table:formula="of:=[.E39] + [.E39]*[.$C$1]" office:value-type="float" office:value="1.45952723614177" calcext:value-type="float">
            <text:p>1.4595</text:p>
          </table:table-cell>
          <table:table-cell table:formula="of:=EXP([.C40])" office:value-type="float" office:value="1.46228458943422" calcext:value-type="float">
            <text:p>1.4623</text:p>
          </table:table-cell>
          <table:table-cell table:formula="of:=[.F40]-[.E40]" office:value-type="float" office:value="0.00275735329245341" calcext:value-type="float">
            <text:p>0.0028</text:p>
          </table:table-cell>
          <table:table-cell table:formula="of:=[.$C$1]*[.$L$9]/(2*[.$L$8])*(EXP([.$L$8]*[.$C$1]*[.A40]-1))" office:value-type="float" office:value="0.00134486109398669" calcext:value-type="float">
            <text:p>0.0013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39</text:p>
          </table:table-cell>
          <table:table-cell table:formula="of:=[.$C$1]+[.C40]" office:value-type="float" office:value="0.39" calcext:value-type="float">
            <text:p>0.39</text:p>
          </table:table-cell>
          <table:table-cell office:value-type="string" calcext:value-type="string">
            <text:p>y39</text:p>
          </table:table-cell>
          <table:table-cell table:formula="of:=[.E40] + [.E40]*[.$C$1]" office:value-type="float" office:value="1.47412250850319" calcext:value-type="float">
            <text:p>1.4741</text:p>
          </table:table-cell>
          <table:table-cell table:formula="of:=EXP([.C41])" office:value-type="float" office:value="1.47698079388264" calcext:value-type="float">
            <text:p>1.4770</text:p>
          </table:table-cell>
          <table:table-cell table:formula="of:=[.F41]-[.E41]" office:value-type="float" office:value="0.00285828537945387" calcext:value-type="float">
            <text:p>0.0029</text:p>
          </table:table-cell>
          <table:table-cell table:formula="of:=[.$C$1]*[.$L$9]/(2*[.$L$8])*(EXP([.$L$8]*[.$C$1]*[.A41]-1))" office:value-type="float" office:value="0.00135837717268625" calcext:value-type="float">
            <text:p>0.0014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40</text:p>
          </table:table-cell>
          <table:table-cell table:formula="of:=[.$C$1]+[.C41]" office:value-type="float" office:value="0.4" calcext:value-type="float">
            <text:p>0.40</text:p>
          </table:table-cell>
          <table:table-cell office:value-type="string" calcext:value-type="string">
            <text:p>y40</text:p>
          </table:table-cell>
          <table:table-cell table:formula="of:=[.E41] + [.E41]*[.$C$1]" office:value-type="float" office:value="1.48886373358822" calcext:value-type="float">
            <text:p>1.4889</text:p>
          </table:table-cell>
          <table:table-cell table:formula="of:=EXP([.C42])" office:value-type="float" office:value="1.49182469764127" calcext:value-type="float">
            <text:p>1.4918</text:p>
          </table:table-cell>
          <table:table-cell table:formula="of:=[.F42]-[.E42]" office:value-type="float" office:value="0.00296096405304969" calcext:value-type="float">
            <text:p>0.0030</text:p>
          </table:table-cell>
          <table:table-cell table:formula="of:=[.$C$1]*[.$L$9]/(2*[.$L$8])*(EXP([.$L$8]*[.$C$1]*[.A42]-1))" office:value-type="float" office:value="0.00137202909023507" calcext:value-type="float">
            <text:p>0.0014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41</text:p>
          </table:table-cell>
          <table:table-cell table:formula="of:=[.$C$1]+[.C42]" office:value-type="float" office:value="0.41" calcext:value-type="float">
            <text:p>0.41</text:p>
          </table:table-cell>
          <table:table-cell office:value-type="string" calcext:value-type="string">
            <text:p>y41</text:p>
          </table:table-cell>
          <table:table-cell table:formula="of:=[.E42] + [.E42]*[.$C$1]" office:value-type="float" office:value="1.5037523709241" calcext:value-type="float">
            <text:p>1.5038</text:p>
          </table:table-cell>
          <table:table-cell table:formula="of:=EXP([.C43])" office:value-type="float" office:value="1.50681778511285" calcext:value-type="float">
            <text:p>1.5068</text:p>
          </table:table-cell>
          <table:table-cell table:formula="of:=[.F43]-[.E43]" office:value-type="float" office:value="0.00306541418875073" calcext:value-type="float">
            <text:p>0.0031</text:p>
          </table:table-cell>
          <table:table-cell table:formula="of:=[.$C$1]*[.$L$9]/(2*[.$L$8])*(EXP([.$L$8]*[.$C$1]*[.A43]-1))" office:value-type="float" office:value="0.00138581821183627" calcext:value-type="float">
            <text:p>0.0014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42</text:p>
          </table:table-cell>
          <table:table-cell table:formula="of:=[.$C$1]+[.C43]" office:value-type="float" office:value="0.42" calcext:value-type="float">
            <text:p>0.42</text:p>
          </table:table-cell>
          <table:table-cell office:value-type="string" calcext:value-type="string">
            <text:p>y42</text:p>
          </table:table-cell>
          <table:table-cell table:formula="of:=[.E43] + [.E43]*[.$C$1]" office:value-type="float" office:value="1.51878989463334" calcext:value-type="float">
            <text:p>1.5188</text:p>
          </table:table-cell>
          <table:table-cell table:formula="of:=EXP([.C44])" office:value-type="float" office:value="1.52196155561863" calcext:value-type="float">
            <text:p>1.5220</text:p>
          </table:table-cell>
          <table:table-cell table:formula="of:=[.F44]-[.E44]" office:value-type="float" office:value="0.00317166098528987" calcext:value-type="float">
            <text:p>0.0032</text:p>
          </table:table-cell>
          <table:table-cell table:formula="of:=[.$C$1]*[.$L$9]/(2*[.$L$8])*(EXP([.$L$8]*[.$C$1]*[.A44]-1))" office:value-type="float" office:value="0.00139974591641351" calcext:value-type="float">
            <text:p>0.0014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43</text:p>
          </table:table-cell>
          <table:table-cell table:formula="of:=[.$C$1]+[.C44]" office:value-type="float" office:value="0.43" calcext:value-type="float">
            <text:p>0.43</text:p>
          </table:table-cell>
          <table:table-cell office:value-type="string" calcext:value-type="string">
            <text:p>y43</text:p>
          </table:table-cell>
          <table:table-cell table:formula="of:=[.E44] + [.E44]*[.$C$1]" office:value-type="float" office:value="1.53397779357968" calcext:value-type="float">
            <text:p>1.5340</text:p>
          </table:table-cell>
          <table:table-cell table:formula="of:=EXP([.C45])" office:value-type="float" office:value="1.53725752354828" calcext:value-type="float">
            <text:p>1.5373</text:p>
          </table:table-cell>
          <table:table-cell table:formula="of:=[.F45]-[.E45]" office:value-type="float" office:value="0.00327972996860404" calcext:value-type="float">
            <text:p>0.0033</text:p>
          </table:table-cell>
          <table:table-cell table:formula="of:=[.$C$1]*[.$L$9]/(2*[.$L$8])*(EXP([.$L$8]*[.$C$1]*[.A45]-1))" office:value-type="float" office:value="0.00141381359674884" calcext:value-type="float">
            <text:p>0.0014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44</text:p>
          </table:table-cell>
          <table:table-cell table:formula="of:=[.$C$1]+[.C45]" office:value-type="float" office:value="0.44" calcext:value-type="float">
            <text:p>0.44</text:p>
          </table:table-cell>
          <table:table-cell office:value-type="string" calcext:value-type="string">
            <text:p>y44</text:p>
          </table:table-cell>
          <table:table-cell table:formula="of:=[.E45] + [.E45]*[.$C$1]" office:value-type="float" office:value="1.54931757151547" calcext:value-type="float">
            <text:p>1.5493</text:p>
          </table:table-cell>
          <table:table-cell table:formula="of:=EXP([.C46])" office:value-type="float" office:value="1.55270721851134" calcext:value-type="float">
            <text:p>1.5527</text:p>
          </table:table-cell>
          <table:table-cell table:formula="of:=[.F46]-[.E46]" office:value-type="float" office:value="0.00338964699586186" calcext:value-type="float">
            <text:p>0.0034</text:p>
          </table:table-cell>
          <table:table-cell table:formula="of:=[.$C$1]*[.$L$9]/(2*[.$L$8])*(EXP([.$L$8]*[.$C$1]*[.A46]-1))" office:value-type="float" office:value="0.00142802265962204" calcext:value-type="float">
            <text:p>0.0014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45</text:p>
          </table:table-cell>
          <table:table-cell table:formula="of:=[.$C$1]+[.C46]" office:value-type="float" office:value="0.45" calcext:value-type="float">
            <text:p>0.45</text:p>
          </table:table-cell>
          <table:table-cell office:value-type="string" calcext:value-type="string">
            <text:p>y45</text:p>
          </table:table-cell>
          <table:table-cell table:formula="of:=[.E46] + [.E46]*[.$C$1]" office:value-type="float" office:value="1.56481074723063" calcext:value-type="float">
            <text:p>1.5648</text:p>
          </table:table-cell>
          <table:table-cell table:formula="of:=EXP([.C47])" office:value-type="float" office:value="1.56831218549017" calcext:value-type="float">
            <text:p>1.5683</text:p>
          </table:table-cell>
          <table:table-cell table:formula="of:=[.F47]-[.E47]" office:value-type="float" office:value="0.00350143825953975" calcext:value-type="float">
            <text:p>0.0035</text:p>
          </table:table-cell>
          <table:table-cell table:formula="of:=[.$C$1]*[.$L$9]/(2*[.$L$8])*(EXP([.$L$8]*[.$C$1]*[.A47]-1))" office:value-type="float" office:value="0.00144237452595122" calcext:value-type="float">
            <text:p>0.0014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46</text:p>
          </table:table-cell>
          <table:table-cell table:formula="of:=[.$C$1]+[.C47]" office:value-type="float" office:value="0.46" calcext:value-type="float">
            <text:p>0.46</text:p>
          </table:table-cell>
          <table:table-cell office:value-type="string" calcext:value-type="string">
            <text:p>y46</text:p>
          </table:table-cell>
          <table:table-cell table:formula="of:=[.E47] + [.E47]*[.$C$1]" office:value-type="float" office:value="1.58045885470294" calcext:value-type="float">
            <text:p>1.5805</text:p>
          </table:table-cell>
          <table:table-cell table:formula="of:=EXP([.C48])" office:value-type="float" office:value="1.58407398499448" calcext:value-type="float">
            <text:p>1.5841</text:p>
          </table:table-cell>
          <table:table-cell table:formula="of:=[.F48]-[.E48]" office:value-type="float" office:value="0.00361513029154659" calcext:value-type="float">
            <text:p>0.0036</text:p>
          </table:table-cell>
          <table:table-cell table:formula="of:=[.$C$1]*[.$L$9]/(2*[.$L$8])*(EXP([.$L$8]*[.$C$1]*[.A48]-1))" office:value-type="float" office:value="0.00145687063093497" calcext:value-type="float">
            <text:p>0.0015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47</text:p>
          </table:table-cell>
          <table:table-cell table:formula="of:=[.$C$1]+[.C48]" office:value-type="float" office:value="0.47" calcext:value-type="float">
            <text:p>0.47</text:p>
          </table:table-cell>
          <table:table-cell office:value-type="string" calcext:value-type="string">
            <text:p>y47</text:p>
          </table:table-cell>
          <table:table-cell table:formula="of:=[.E48] + [.E48]*[.$C$1]" office:value-type="float" office:value="1.59626344324997" calcext:value-type="float">
            <text:p>1.5963</text:p>
          </table:table-cell>
          <table:table-cell table:formula="of:=EXP([.C49])" office:value-type="float" office:value="1.59999419321736" calcext:value-type="float">
            <text:p>1.6000</text:p>
          </table:table-cell>
          <table:table-cell table:formula="of:=[.F49]-[.E49]" office:value-type="float" office:value="0.00373074996739575" calcext:value-type="float">
            <text:p>0.0037</text:p>
          </table:table-cell>
          <table:table-cell table:formula="of:=[.$C$1]*[.$L$9]/(2*[.$L$8])*(EXP([.$L$8]*[.$C$1]*[.A49]-1))" office:value-type="float" office:value="0.00147151242419589" calcext:value-type="float">
            <text:p>0.0015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48</text:p>
          </table:table-cell>
          <table:table-cell table:formula="of:=[.$C$1]+[.C49]" office:value-type="float" office:value="0.48" calcext:value-type="float">
            <text:p>0.48</text:p>
          </table:table-cell>
          <table:table-cell office:value-type="string" calcext:value-type="string">
            <text:p>y48</text:p>
          </table:table-cell>
          <table:table-cell table:formula="of:=[.E49] + [.E49]*[.$C$1]" office:value-type="float" office:value="1.61222607768246" calcext:value-type="float">
            <text:p>1.6122</text:p>
          </table:table-cell>
          <table:table-cell table:formula="of:=EXP([.C50])" office:value-type="float" office:value="1.61607440219289" calcext:value-type="float">
            <text:p>1.6161</text:p>
          </table:table-cell>
          <table:table-cell table:formula="of:=[.F50]-[.E50]" office:value-type="float" office:value="0.00384832451042927" calcext:value-type="float">
            <text:p>0.0038</text:p>
          </table:table-cell>
          <table:table-cell table:formula="of:=[.$C$1]*[.$L$9]/(2*[.$L$8])*(EXP([.$L$8]*[.$C$1]*[.A50]-1))" office:value-type="float" office:value="0.00148630136992549" calcext:value-type="float">
            <text:p>0.0015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49</text:p>
          </table:table-cell>
          <table:table-cell table:formula="of:=[.$C$1]+[.C50]" office:value-type="float" office:value="0.49" calcext:value-type="float">
            <text:p>0.49</text:p>
          </table:table-cell>
          <table:table-cell office:value-type="string" calcext:value-type="string">
            <text:p>y49</text:p>
          </table:table-cell>
          <table:table-cell table:formula="of:=[.E50] + [.E50]*[.$C$1]" office:value-type="float" office:value="1.62834833845929" calcext:value-type="float">
            <text:p>1.6283</text:p>
          </table:table-cell>
          <table:table-cell table:formula="of:=EXP([.C51])" office:value-type="float" office:value="1.63231621995538" calcext:value-type="float">
            <text:p>1.6323</text:p>
          </table:table-cell>
          <table:table-cell table:formula="of:=[.F51]-[.E51]" office:value-type="float" office:value="0.00396788149609018" calcext:value-type="float">
            <text:p>0.0040</text:p>
          </table:table-cell>
          <table:table-cell table:formula="of:=[.$C$1]*[.$L$9]/(2*[.$L$8])*(EXP([.$L$8]*[.$C$1]*[.A51]-1))" office:value-type="float" office:value="0.00150123894703066" calcext:value-type="float">
            <text:p>0.0015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50</text:p>
          </table:table-cell>
          <table:table-cell table:formula="of:=[.$C$1]+[.C51]" office:value-type="float" office:value="0.5" calcext:value-type="float">
            <text:p>0.50</text:p>
          </table:table-cell>
          <table:table-cell office:value-type="string" calcext:value-type="string">
            <text:p>y50</text:p>
          </table:table-cell>
          <table:table-cell table:formula="of:=[.E51] + [.E51]*[.$C$1]" office:value-type="float" office:value="1.64463182184388" calcext:value-type="float">
            <text:p>1.6446</text:p>
          </table:table-cell>
          <table:table-cell table:formula="of:=EXP([.C52])" office:value-type="float" office:value="1.64872127070013" calcext:value-type="float">
            <text:p>1.6487</text:p>
          </table:table-cell>
          <table:table-cell table:formula="of:=[.F52]-[.E52]" office:value-type="float" office:value="0.0040894488562464" calcext:value-type="float">
            <text:p>0.0041</text:p>
          </table:table-cell>
          <table:table-cell table:formula="of:=[.$C$1]*[.$L$9]/(2*[.$L$8])*(EXP([.$L$8]*[.$C$1]*[.A52]-1))" office:value-type="float" office:value="0.00151632664928158" calcext:value-type="float">
            <text:p>0.0015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51</text:p>
          </table:table-cell>
          <table:table-cell table:formula="of:=[.$C$1]+[.C52]" office:value-type="float" office:value="0.51" calcext:value-type="float">
            <text:p>0.51</text:p>
          </table:table-cell>
          <table:table-cell office:value-type="string" calcext:value-type="string">
            <text:p>y51</text:p>
          </table:table-cell>
          <table:table-cell table:formula="of:=[.E52] + [.E52]*[.$C$1]" office:value-type="float" office:value="1.66107814006232" calcext:value-type="float">
            <text:p>1.6611</text:p>
          </table:table-cell>
          <table:table-cell table:formula="of:=EXP([.C53])" office:value-type="float" office:value="1.66529119494589" calcext:value-type="float">
            <text:p>1.6653</text:p>
          </table:table-cell>
          <table:table-cell table:formula="of:=[.F53]-[.E53]" office:value-type="float" office:value="0.00421305488356571" calcext:value-type="float">
            <text:p>0.0042</text:p>
          </table:table-cell>
          <table:table-cell table:formula="of:=[.$C$1]*[.$L$9]/(2*[.$L$8])*(EXP([.$L$8]*[.$C$1]*[.A53]-1))" office:value-type="float" office:value="0.00153156598546104" calcext:value-type="float">
            <text:p>0.0015</text:p>
          </table:table-cell>
          <table:table-cell table:formula="of:=[.$C$1]*[.$L$9]/(2*[.$L$8])*(EXP([.$L$8]*[.$L$10]-1))" office:value-type="float" office:value="0.00151632664928158" calcext:value-type="float">
            <text:p>0.0015</text:p>
          </table:table-cell>
          <table:table-cell table:number-columns-repeated="249"/>
        </table:table-row>
        <table:table-row table:style-name="ro1" table:number-rows-repeated="1048522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Arkusz2" table:style-name="ta2">
        <table:table-column table:style-name="co2" table:number-columns-repeated="257" table:default-cell-style-name="ce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rkusz3" table:style-name="ta3">
        <table:table-column table:style-name="co2" table:number-columns-repeated="257" table:default-cell-style-name="ce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22:55:02.1109830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3-26T12:55:08</meta:creation-date>
    <dc:date>2021-04-14T23:31:46.509637855</dc:date>
    <meta:editing-cycles>9</meta:editing-cycles>
    <meta:editing-duration>PT1H4M8S</meta:editing-duration>
    <meta:generator>LibreOffice/6.4.6.2$Linux_X86_64 LibreOffice_project/40$Build-2</meta:generator>
    <meta:document-statistic meta:table-count="3" meta:cell-count="4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99cm" svg:height="12.308cm" xlink:href=".." xlink:type="simple" chart:class="chart:line" chart:style-name="ch1">
        <chart:subtitle svg:x="0cm" svg:y="0cm" chart:style-name="ch2">
          <text:p/>
        </chart:subtitle>
        <chart:legend chart:legend-position="end" svg:x="17.658cm" svg:y="5.606cm" style:legend-expansion="high" chart:style-name="ch3"/>
        <chart:plot-area chart:style-name="ch4" table:cell-range-address="Arkusz1.C1:Arkusz1.C52 Arkusz1.B1:Arkusz1.B1 Arkusz1.E1:Arkusz1.F52" chart:data-source-has-labels="both" svg:x="0.387cm" svg:y="0.246cm" svg:width="16.884cm" svg:height="11.816cm">
          <chartooo:coordinate-region svg:x="1.67cm" svg:y="0.398cm" svg:width="15.601cm" svg:height="10.619cm"/>
          <chart:axis chart:dimension="x" chart:name="primary-x" chart:style-name="ch5" chartooo:axis-type="auto">
            <chartooo:date-scale/>
            <chart:categories table:cell-range-address="Arkusz1.C1:Arkusz1.C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E1:Arkusz1.E52" chart:label-cell-address="Arkusz1.B1:Arkusz1.B1" chart:class="chart:line">
            <chart:data-point chart:repeated="52"/>
          </chart:series>
          <chart:series chart:style-name="ch9" chart:values-cell-range-address="Arkusz1.F1:Arkusz1.F52" chart:label-cell-address="Arkusz1.B1:Arkusz1.B1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=</text:p>
                <draw:g>
                  <svg:desc>Arkusz1.B1:Arkusz1.B1</svg:desc>
                </draw:g>
              </table:table-cell>
              <table:table-cell office:value-type="string">
                <text:p>h=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Arkusz1.C1:Arkusz1.C52</svg:desc>
                </draw:g>
              </table:table-cell>
              <table:table-cell office:value-type="float" office:value="NaN">
                <text:p>NaN</text:p>
                <draw:g>
                  <svg:desc>Arkusz1.E1:Arkusz1.E52</svg:desc>
                </draw:g>
              </table:table-cell>
              <table:table-cell office:value-type="float" office:value="NaN">
                <text:p>NaN</text:p>
                <draw:g>
                  <svg:desc>Arkusz1.F1:Arkusz1.F5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01">
                <text:p>1.01</text:p>
              </table:table-cell>
              <table:table-cell office:value-type="float" office:value="1.01005016708417">
                <text:p>1.0100501670841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.0201">
                <text:p>1.0201</text:p>
              </table:table-cell>
              <table:table-cell office:value-type="float" office:value="1.02020134002676">
                <text:p>1.0202013400267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.030301">
                <text:p>1.030301</text:p>
              </table:table-cell>
              <table:table-cell office:value-type="float" office:value="1.03045453395352">
                <text:p>1.03045453395352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04060401">
                <text:p>1.04060401</text:p>
              </table:table-cell>
              <table:table-cell office:value-type="float" office:value="1.04081077419239">
                <text:p>1.0408107741923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0510100501">
                <text:p>1.0510100501</text:p>
              </table:table-cell>
              <table:table-cell office:value-type="float" office:value="1.05127109637602">
                <text:p>1.05127109637602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.061520150601">
                <text:p>1.061520150601</text:p>
              </table:table-cell>
              <table:table-cell office:value-type="float" office:value="1.06183654654536">
                <text:p>1.0618365465453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.07213535210701">
                <text:p>1.07213535210701</text:p>
              </table:table-cell>
              <table:table-cell office:value-type="float" office:value="1.07250818125422">
                <text:p>1.0725081812542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08285670562808">
                <text:p>1.08285670562808</text:p>
              </table:table-cell>
              <table:table-cell office:value-type="float" office:value="1.08328706767496">
                <text:p>1.08328706767496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.09368527268436">
                <text:p>1.09368527268436</text:p>
              </table:table-cell>
              <table:table-cell office:value-type="float" office:value="1.09417428370521">
                <text:p>1.0941742837052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1046221254112">
                <text:p>1.1046221254112</text:p>
              </table:table-cell>
              <table:table-cell office:value-type="float" office:value="1.10517091807565">
                <text:p>1.10517091807565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.11566834666532">
                <text:p>1.11566834666532</text:p>
              </table:table-cell>
              <table:table-cell office:value-type="float" office:value="1.11627807045887">
                <text:p>1.11627807045887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.12682503013197">
                <text:p>1.12682503013197</text:p>
              </table:table-cell>
              <table:table-cell office:value-type="float" office:value="1.12749685157938">
                <text:p>1.1274968515793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.13809328043329">
                <text:p>1.13809328043329</text:p>
              </table:table-cell>
              <table:table-cell office:value-type="float" office:value="1.13882838332462">
                <text:p>1.1388283833246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14947421323762">
                <text:p>1.14947421323762</text:p>
              </table:table-cell>
              <table:table-cell office:value-type="float" office:value="1.15027379885723">
                <text:p>1.1502737988572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16096895537">
                <text:p>1.16096895537</text:p>
              </table:table-cell>
              <table:table-cell office:value-type="float" office:value="1.16183424272828">
                <text:p>1.16183424272828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.1725786449237">
                <text:p>1.1725786449237</text:p>
              </table:table-cell>
              <table:table-cell office:value-type="float" office:value="1.17351087099181">
                <text:p>1.17351087099181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.18430443137294">
                <text:p>1.18430443137294</text:p>
              </table:table-cell>
              <table:table-cell office:value-type="float" office:value="1.18530485132037">
                <text:p>1.18530485132037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19614747568666">
                <text:p>1.19614747568666</text:p>
              </table:table-cell>
              <table:table-cell office:value-type="float" office:value="1.19721736312181">
                <text:p>1.19721736312181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.20810895044353">
                <text:p>1.20810895044353</text:p>
              </table:table-cell>
              <table:table-cell office:value-type="float" office:value="1.20924959765725">
                <text:p>1.209249597657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22019003994797">
                <text:p>1.22019003994797</text:p>
              </table:table-cell>
              <table:table-cell office:value-type="float" office:value="1.22140275816017">
                <text:p>1.22140275816017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.23239194034745">
                <text:p>1.23239194034745</text:p>
              </table:table-cell>
              <table:table-cell office:value-type="float" office:value="1.23367805995674">
                <text:p>1.23367805995674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.24471585975092">
                <text:p>1.24471585975092</text:p>
              </table:table-cell>
              <table:table-cell office:value-type="float" office:value="1.24607673058738">
                <text:p>1.2460767305873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.25716301834843">
                <text:p>1.25716301834843</text:p>
              </table:table-cell>
              <table:table-cell office:value-type="float" office:value="1.25860000992948">
                <text:p>1.25860000992948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26973464853191">
                <text:p>1.26973464853191</text:p>
              </table:table-cell>
              <table:table-cell office:value-type="float" office:value="1.2712491503214">
                <text:p>1.271249150321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28243199501723">
                <text:p>1.28243199501723</text:p>
              </table:table-cell>
              <table:table-cell office:value-type="float" office:value="1.28402541668774">
                <text:p>1.28402541668774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.29525631496741">
                <text:p>1.29525631496741</text:p>
              </table:table-cell>
              <table:table-cell office:value-type="float" office:value="1.29693008666577">
                <text:p>1.2969300866657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.30820887811708">
                <text:p>1.30820887811708</text:p>
              </table:table-cell>
              <table:table-cell office:value-type="float" office:value="1.30996445073325">
                <text:p>1.309964450733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.32129096689825">
                <text:p>1.32129096689825</text:p>
              </table:table-cell>
              <table:table-cell office:value-type="float" office:value="1.32312981233744">
                <text:p>1.3231298123374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.33450387656723">
                <text:p>1.33450387656723</text:p>
              </table:table-cell>
              <table:table-cell office:value-type="float" office:value="1.33642748802547">
                <text:p>1.3364274880254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34784891533291">
                <text:p>1.34784891533291</text:p>
              </table:table-cell>
              <table:table-cell office:value-type="float" office:value="1.349858807576">
                <text:p>1.349858807576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.36132740448623">
                <text:p>1.36132740448623</text:p>
              </table:table-cell>
              <table:table-cell office:value-type="float" office:value="1.36342511413218">
                <text:p>1.3634251141321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.3749406785311">
                <text:p>1.3749406785311</text:p>
              </table:table-cell>
              <table:table-cell office:value-type="float" office:value="1.37712776433596">
                <text:p>1.37712776433596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.38869008531641">
                <text:p>1.38869008531641</text:p>
              </table:table-cell>
              <table:table-cell office:value-type="float" office:value="1.39096812846378">
                <text:p>1.3909681284637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40257698616957">
                <text:p>1.40257698616957</text:p>
              </table:table-cell>
              <table:table-cell office:value-type="float" office:value="1.40494759056359">
                <text:p>1.4049475905635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41660275603127">
                <text:p>1.41660275603127</text:p>
              </table:table-cell>
              <table:table-cell office:value-type="float" office:value="1.41906754859326">
                <text:p>1.41906754859326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.43076878359158">
                <text:p>1.43076878359158</text:p>
              </table:table-cell>
              <table:table-cell office:value-type="float" office:value="1.43332941456034">
                <text:p>1.4333294145603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.4450764714275">
                <text:p>1.4450764714275</text:p>
              </table:table-cell>
              <table:table-cell office:value-type="float" office:value="1.44773461466332">
                <text:p>1.4477346146633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45952723614177">
                <text:p>1.45952723614177</text:p>
              </table:table-cell>
              <table:table-cell office:value-type="float" office:value="1.46228458943422">
                <text:p>1.4622845894342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.47412250850319">
                <text:p>1.47412250850319</text:p>
              </table:table-cell>
              <table:table-cell office:value-type="float" office:value="1.47698079388264">
                <text:p>1.4769807938826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48886373358822">
                <text:p>1.48886373358822</text:p>
              </table:table-cell>
              <table:table-cell office:value-type="float" office:value="1.49182469764127">
                <text:p>1.49182469764127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.5037523709241">
                <text:p>1.5037523709241</text:p>
              </table:table-cell>
              <table:table-cell office:value-type="float" office:value="1.50681778511285">
                <text:p>1.5068177851128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.51878989463334">
                <text:p>1.51878989463334</text:p>
              </table:table-cell>
              <table:table-cell office:value-type="float" office:value="1.52196155561863">
                <text:p>1.52196155561863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.53397779357968">
                <text:p>1.53397779357968</text:p>
              </table:table-cell>
              <table:table-cell office:value-type="float" office:value="1.53725752354828">
                <text:p>1.53725752354828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54931757151547">
                <text:p>1.54931757151547</text:p>
              </table:table-cell>
              <table:table-cell office:value-type="float" office:value="1.55270721851134">
                <text:p>1.5527072185113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56481074723063">
                <text:p>1.56481074723063</text:p>
              </table:table-cell>
              <table:table-cell office:value-type="float" office:value="1.56831218549017">
                <text:p>1.56831218549017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.58045885470294">
                <text:p>1.58045885470294</text:p>
              </table:table-cell>
              <table:table-cell office:value-type="float" office:value="1.58407398499448">
                <text:p>1.5840739849944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.59626344324997">
                <text:p>1.59626344324997</text:p>
              </table:table-cell>
              <table:table-cell office:value-type="float" office:value="1.59999419321736">
                <text:p>1.59999419321736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61222607768246">
                <text:p>1.61222607768246</text:p>
              </table:table-cell>
              <table:table-cell office:value-type="float" office:value="1.61607440219289">
                <text:p>1.61607440219289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.62834833845929">
                <text:p>1.62834833845929</text:p>
              </table:table-cell>
              <table:table-cell office:value-type="float" office:value="1.63231621995538">
                <text:p>1.6323162199553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64463182184388">
                <text:p>1.64463182184388</text:p>
              </table:table-cell>
              <table:table-cell office:value-type="float" office:value="1.64872127070013">
                <text:p>1.64872127070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